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ff0000" draw:opacity="25%" draw:textarea-horizontal-align="justify" draw:textarea-vertical-align="middle" draw:auto-grow-height="false" fo:min-height="4.83cm" fo:min-width="2.04cm"/>
    </style:style>
    <style:style style:name="gr2" style:family="graphic" style:parent-style-name="standard">
      <style:graphic-properties draw:stroke="none" draw:marker-start="" draw:fill="none" draw:textarea-horizontal-align="justify" draw:textarea-vertical-align="middle" draw:auto-grow-height="false" fo:min-height="4.83cm" fo:min-width="2.04cm"/>
    </style:style>
    <style:style style:name="gr3" style:family="graphic" style:parent-style-name="standard">
      <style:graphic-properties draw:stroke="none" draw:marker-start="" draw:fill="none" draw:opacity="20%" draw:textarea-horizontal-align="justify" draw:textarea-vertical-align="middle" draw:auto-grow-height="false" fo:min-height="4.83cm" fo:min-width="2.04cm"/>
    </style:style>
    <style:style style:name="gr4" style:family="graphic" style:parent-style-name="standard">
      <style:graphic-properties draw:stroke="none" draw:marker-start="" draw:fill="none" draw:opacity="20%" draw:textarea-horizontal-align="justify" draw:textarea-vertical-align="middle" draw:auto-grow-height="false" fo:min-height="1.02cm" fo:min-width="9.66cm"/>
    </style:style>
    <style:style style:name="gr5" style:family="graphic" style:parent-style-name="standard">
      <style:graphic-properties draw:stroke="none" draw:marker-start="" draw:fill="none" draw:opacity="20%" draw:textarea-horizontal-align="justify" draw:textarea-vertical-align="middle" draw:auto-grow-height="false" fo:min-height="4.83cm" fo:min-width="0.77cm"/>
    </style:style>
    <style:style style:name="gr6" style:family="graphic" style:parent-style-name="standard">
      <style:graphic-properties draw:stroke="solid" svg:stroke-color="#111111" draw:marker-start="" draw:fill="none" draw:textarea-horizontal-align="justify" draw:textarea-vertical-align="middle" draw:auto-grow-height="false" fo:min-height="7.37cm" fo:min-width="9.66cm"/>
    </style:style>
    <style:style style:name="gr7" style:family="graphic" style:parent-style-name="standard">
      <style:graphic-properties draw:stroke="none" draw:marker-start="" draw:fill-color="#81d41a" draw:opacity="25%" draw:textarea-horizontal-align="justify" draw:textarea-vertical-align="middle" draw:auto-grow-height="false" fo:min-height="4.83cm" fo:min-width="2.04cm"/>
    </style:style>
    <style:style style:name="gr8" style:family="graphic" style:parent-style-name="standard">
      <style:graphic-properties draw:stroke="none" draw:marker-start="" draw:fill-color="#ff0000" draw:opacity="25%" draw:textarea-horizontal-align="justify" draw:textarea-vertical-align="middle" draw:auto-grow-height="false" fo:min-height="1.02cm" fo:min-width="9.66cm"/>
    </style:style>
    <style:style style:name="gr9" style:family="graphic" style:parent-style-name="standard">
      <style:graphic-properties draw:stroke="none" draw:marker-start="" draw:fill-color="#ff0000" draw:opacity="25%" draw:textarea-horizontal-align="justify" draw:textarea-vertical-align="middle" draw:auto-grow-height="false" fo:min-height="4.83cm" fo:min-width="0.77cm"/>
    </style:style>
    <style:style style:name="gr10" style:family="graphic" style:parent-style-name="standard">
      <style:graphic-properties draw:stroke="none" draw:marker-start="" draw:fill-color="#81d41a" draw:opacity="25%" draw:textarea-horizontal-align="justify" draw:textarea-vertical-align="middle" draw:auto-grow-height="false" fo:min-height="1.02cm" fo:min-width="9.66cm"/>
    </style:style>
    <style:style style:name="gr11" style:family="graphic" style:parent-style-name="standard">
      <style:graphic-properties draw:stroke="none" draw:marker-start="" draw:fill-color="#81d41a" draw:opacity="25%" draw:textarea-horizontal-align="justify" draw:textarea-vertical-align="middle" draw:auto-grow-height="false" fo:min-height="4.83cm" fo:min-width="0.77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14.9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481cm" fo:min-width="14.994cm"/>
      <style:paragraph-properties style:writing-mode="lr-tb"/>
    </style:style>
    <style:style style:name="P1" style:family="paragraph">
      <loext:graphic-properties draw:fill-color="#ff0000" draw:opacity="2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20%"/>
      <style:paragraph-properties fo:text-align="center"/>
    </style:style>
    <style:style style:name="P4" style:family="paragraph">
      <loext:graphic-properties draw:fill-color="#81d41a" draw:opacity="25%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4cm" svg:height="5.08cm" svg:x="2.397cm" svg:y="3.9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4.937cm" svg:y="3.92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7.477cm" svg:y="3.9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7.477cm" svg:y="3.92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.127cm" svg:y="9.0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.127cm" svg:y="2.65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.127cm" svg:y="3.92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0.017cm" svg:y="3.92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1.127cm" svg:y="2.6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5.191cm" svg:y="11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7.731cm" svg:y="11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7.73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.381cm" svg:y="10.5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.381cm" svg:y="11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0.271cm" svg:y="11.7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1.381cm" svg:y="10.52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4cm" svg:height="5.08cm" svg:x="7.731cm" svg:y="11.7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54cm" svg:height="5.08cm" svg:x="18.145cm" svg:y="4.1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11.795cm" svg:y="9.2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11.795cm" svg:y="2.90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11.795cm" svg:y="4.17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20.685cm" svg:y="4.17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8.145cm" svg:y="4.1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1.795cm" svg:y="9.2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1.795cm" svg:y="2.90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1.795cm" svg:y="4.1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20.685cm" svg:y="4.1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11.795cm" svg:y="2.9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18.145cm" svg:y="4.1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13.954cm" svg:y="11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9.034cm" svg:y="11.7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12.684cm" svg:y="16.8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12.684cm" svg:y="10.52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12.684cm" svg:y="11.79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21.574cm" svg:y="11.7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9.034cm" svg:y="11.79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2.684cm" svg:y="16.8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12.684cm" svg:y="10.5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2.684cm" svg:y="11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21.574cm" svg:y="11.79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12.684cm" svg:y="10.525cm">
            <text:p/>
            <draw:enhanced-geometry svg:viewBox="0 0 21600 21600" draw:type="rectangle" draw:enhanced-path="M 0 0 L 21600 0 21600 21600 0 21600 0 0 Z N"/>
          </draw:custom-shape>
        </draw:g>
        <draw:custom-shape draw:style-name="gr12" draw:text-style-name="P5" draw:layer="layout" svg:width="15.494cm" svg:height="2.032cm" svg:x="2.524cm" svg:y="19.161cm">
          <text:p text:style-name="P5">Only(area) =&gt; Gives you what is in that area</text:p>
          <text:p text:style-name="P5">Except(…) =&gt; Gives you everything not in that area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5.494cm" svg:height="4.731cm" svg:x="2.651cm" svg:y="22.209cm">
          <text:p text:style-name="P5">“|” : Red / Green / Brown</text:p>
          <text:p text:style-name="P5">“&amp;” : Brown</text:p>
          <text:p text:style-name="P5">“-” : Red</text:p>
          <draw:enhanced-geometry svg:viewBox="0 0 21600 21600" draw:type="rectangle" draw:enhanced-path="M 0 0 L 21600 0 21600 21600 0 21600 0 0 Z N"/>
        </draw:custom-shape>
      </draw:page>
      <draw:page draw:name="Test" draw:style-name="dp1" draw:master-page-name="Default">
        <draw:g>
          <draw:custom-shape draw:style-name="gr1" draw:text-style-name="P1" draw:layer="layout" svg:width="2.54cm" svg:height="5.08cm" svg:x="5.699cm" svg:y="3.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8.239cm" svg:y="3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0.779cm" svg:y="3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0.779cm" svg:y="3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429cm" svg:y="8.6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429cm" svg:y="2.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4.429cm" svg:y="3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3.319cm" svg:y="3.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4.429cm" svg:y="2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5.08cm" svg:x="5.826cm" svg:y="13.95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8.366cm" svg:y="13.9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0.906cm" svg:y="13.9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0.906cm" svg:y="13.9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556cm" svg:y="19.0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556cm" svg:y="12.6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4.556cm" svg:y="13.9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3.446cm" svg:y="13.9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4.556cm" svg:y="12.6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8.239cm" svg:y="3.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0.779cm" svg:y="3.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0.779cm" svg:y="3.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429cm" svg:y="2.2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4.429cm" svg:y="3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3.319cm" svg:y="3.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4.429cm" svg:y="2.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4cm" svg:height="5.08cm" svg:x="10.779cm" svg:y="3.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5.826cm" svg:y="13.95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0.906cm" svg:y="13.95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4.556cm" svg:y="19.03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4.556cm" svg:y="12.6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4.556cm" svg:y="13.95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13.446cm" svg:y="13.9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0.906cm" svg:y="13.9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556cm" svg:y="19.0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4.556cm" svg:y="12.68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4.556cm" svg:y="13.9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3.446cm" svg:y="13.9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4.556cm" svg:y="12.68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Default">
        <draw:g>
          <draw:custom-shape draw:style-name="gr2" draw:text-style-name="P2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5.572cm" svg:y="9.76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5.572cm" svg:y="3.41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5.572cm" svg:y="4.68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14.462cm" svg:y="4.6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572cm" svg:y="9.76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572cm" svg:y="3.4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5.572cm" svg:y="4.6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4.462cm" svg:y="4.6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5.572cm" svg:y="3.41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54cm" svg:height="5.08cm" svg:x="11.668cm" svg:y="14.5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5.318cm" svg:y="19.66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0.16cm" svg:height="1.27cm" svg:x="5.318cm" svg:y="13.31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5.318cm" svg:y="14.5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7cm" svg:height="5.08cm" svg:x="14.208cm" svg:y="14.5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1.668cm" svg:y="14.5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318cm" svg:y="19.6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318cm" svg:y="13.3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5.318cm" svg:y="14.58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4.208cm" svg:y="14.58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5.318cm" svg:y="13.31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2.54cm" svg:height="5.08cm" svg:x="11.668cm" svg:y="14.5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9.382cm" svg:y="4.6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572cm" svg:y="3.41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5.572cm" svg:y="4.6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4.462cm" svg:y="4.6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5.572cm" svg:y="3.41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54cm" svg:height="5.08cm" svg:x="11.922cm" svg:y="4.6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4" draw:layer="layout" svg:width="2.54cm" svg:height="5.08cm" svg:x="6.588cm" svg:y="14.5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4cm" svg:height="5.08cm" svg:x="11.668cm" svg:y="14.5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5.318cm" svg:y="19.6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0.16cm" svg:height="1.27cm" svg:x="5.318cm" svg:y="13.31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5.318cm" svg:y="14.58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1.27cm" svg:height="5.08cm" svg:x="14.208cm" svg:y="14.5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54cm" svg:height="5.08cm" svg:x="11.668cm" svg:y="14.5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318cm" svg:y="19.6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0.16cm" svg:height="1.27cm" svg:x="5.318cm" svg:y="13.31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5.318cm" svg:y="14.58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7cm" svg:height="5.08cm" svg:x="14.208cm" svg:y="14.58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10.16cm" svg:height="7.62cm" svg:x="5.318cm" svg:y="13.31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4T07:31:27.726723846</meta:creation-date>
    <dc:date>2020-05-14T08:09:14.859995407</dc:date>
    <meta:editing-duration>PT16M32S</meta:editing-duration>
    <meta:editing-cycles>3</meta:editing-cycles>
    <meta:generator>LibreOffice/6.3.5.2$Linux_X86_64 LibreOffice_project/30$Build-2</meta:generator>
    <meta:document-statistic meta:object-count="137"/>
  </office:meta>
</office:document-meta>
</file>